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40pt" officeooo:rsid="000a5950" officeooo:paragraph-rsid="000a5950" style:font-size-asian="35pt" style:font-size-complex="40pt"/>
    </style:style>
    <style:style style:name="P2" style:family="paragraph" style:parent-style-name="Standard">
      <style:text-properties fo:font-size="20pt" officeooo:rsid="000a5950" officeooo:paragraph-rsid="000a5950" style:font-size-asian="17.5pt" style:font-size-complex="20pt"/>
    </style:style>
    <style:style style:name="T1" style:family="text">
      <style:text-properties officeooo:rsid="000c0e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NGE</text:p>
      <text:p text:style-name="P2">Change. Let’s talk about change. Just for a change. ha. You know how there are people who say I am afraid of change. Or I don’t need to change, I am perfect. Let me tell you something folks; you will change before you know it. Doesn’t matter what your ideas of a life are, or what you think makes you who you are. It’ll all happen right under your nose and you will not even know about. You decide not to be that person who does something that is questionable (to you). You say to yourself you will never be that person. But, one day you find yourself all alone on a Saturday evening painting your nails and you realize you have become the person you dreaded to be. <text:span text:style-name="T1">When realisation strikes it is already too late. You have long ago crossed the bridge to change. The only thing that never changes is your parent’s love for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05:30:13.772836103</meta:creation-date>
    <dc:date>2018-07-25T10:29:49.539706519</dc:date>
    <meta:editing-duration>PT6M33S</meta:editing-duration>
    <meta:editing-cycles>2</meta:editing-cycles>
    <meta:generator>LibreOffice/5.1.6.2$Linux_X86_64 LibreOffice_project/10m0$Build-2</meta:generator>
    <meta:document-statistic meta:table-count="0" meta:image-count="0" meta:object-count="0" meta:page-count="1" meta:paragraph-count="2" meta:word-count="159" meta:character-count="833" meta:non-whitespace-character-count="676"/>
  </office:meta>
</office:document-meta>
</file>